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0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691cm" loext:decorative="false"/>
      <style:paragraph-properties style:writing-mode="lr-tb"/>
    </style:style>
    <style:style style:name="gr4" style:family="graphic" style:parent-style-name="objectwithoutfill">
      <style:graphic-properties svg:stroke-color="#808080" draw:fill="none" draw:textarea-vertical-align="middle" loext:decorative="false"/>
    </style:style>
    <style:style style:name="gr5" style:family="graphic" style:parent-style-name="standard">
      <style:graphic-properties svg:stroke-color="#fd0a0a" draw:fill-color="#fd0a0a" draw:opacity="0%" draw:textarea-horizontal-align="justify" draw:textarea-vertical-align="middle" draw:auto-grow-height="false" fo:min-height="0.539cm" fo:min-width="0cm" loext:decorative="false"/>
    </style:style>
    <style:style style:name="gr6" style:family="graphic" style:parent-style-name="standard">
      <style:graphic-properties svg:stroke-color="#fd0a0a" draw:fill-color="#fd0a0a"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5.315cm" fo:min-width="5.172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2.481cm" fo:min-width="5.198cm" loext:decorative="false"/>
    </style:style>
    <style:style style:name="gr9" style:family="graphic" style:parent-style-name="objectwithoutfill">
      <style:graphic-properties svg:stroke-width="0.053cm" svg:stroke-color="#0cf76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216cm" loext:decorative="false"/>
      <style:paragraph-properties style:writing-mode="lr-tb"/>
    </style:style>
    <style:style style:name="gr11" style:family="graphic" style:parent-style-name="objectwithoutfill">
      <style:graphic-properties svg:stroke-width="0.053cm" svg:stroke-color="#fd0a0a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59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21cm" loext:decorative="false"/>
      <style:paragraph-properties style:writing-mode="lr-tb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2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13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64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27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114cm" loext:decorative="false"/>
      <style:paragraph-properties style:writing-mode="lr-tb"/>
    </style:style>
    <style:style style:name="gr25" style:family="graphic" style:parent-style-name="standard">
      <style:graphic-properties svg:stroke-width="0.035cm" svg:stroke-color="#0cf762" draw:marker-start-width="0.252cm" draw:marker-end-width="0.252cm" draw:opacity="0%" draw:textarea-horizontal-align="justify" draw:textarea-vertical-align="middle" draw:auto-grow-height="false" fo:min-height="0.004cm" fo:min-width="0cm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svg:stroke-color="#0cf762" draw:marker-start-width="0.252cm" draw:marker-end-width="0.252cm" draw:opacity="0%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color="#0cf762" draw:fill="none" draw:textarea-vertical-align="middle" loext:decorative="false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text-properties fo:color="#0cf762" loext:opacity="100%" fo:font-size="12pt"/>
    </style:style>
    <style:style style:name="P2" style:family="paragraph">
      <loext:graphic-properties draw:fill="none" draw:fill-color="#ffffff"/>
      <style:text-properties fo:color="#0cf762" loext:opacity="100%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d0a0a" draw:opacity="0%"/>
      <style:paragraph-properties fo:text-align="center"/>
    </style:style>
    <style:style style:name="P5" style:family="paragraph">
      <loext:graphic-properties draw:fill-color="#fd0a0a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0000" draw:opacity="0%"/>
      <style:paragraph-properties fo:text-align="center"/>
    </style:style>
    <style:style style:name="P8" style:family="paragraph">
      <style:text-properties fo:color="#808080" loext:opacity="100%" fo:font-size="12pt"/>
    </style:style>
    <style:style style:name="P9" style:family="paragraph">
      <loext:graphic-properties draw:fill="none" draw:fill-color="#ffffff"/>
      <style:text-properties fo:color="#808080" loext:opacity="100%" fo:font-size="12pt"/>
    </style:style>
    <style:style style:name="P10" style:family="paragraph">
      <style:text-properties fo:color="#fd0a0a" loext:opacity="100%"/>
    </style:style>
    <style:style style:name="P11" style:family="paragraph">
      <loext:graphic-properties draw:fill="none" draw:fill-color="#ffffff"/>
      <style:text-properties fo:color="#fd0a0a" loext:opacity="100%"/>
    </style:style>
    <style:style style:name="P12" style:family="paragraph">
      <style:text-properties fo:color="#3465a4" loext:opacity="100%" fo:font-size="12pt"/>
    </style:style>
    <style:style style:name="P13" style:family="paragraph">
      <loext:graphic-properties draw:fill="none" draw:fill-color="#ffffff"/>
      <style:text-properties fo:color="#3465a4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101cm" svg:height="1.199cm" svg:x="7.346cm" svg:y="6.942cm">
          <draw:text-box>
            <text:p text:style-name="P1">d2</text:p>
          </draw:text-box>
        </draw:frame>
        <draw:frame draw:style-name="gr2" draw:text-style-name="P2" draw:layer="layout" svg:width="1.746cm" svg:height="1.059cm" svg:x="3.007cm" svg:y="6.89cm">
          <draw:text-box>
            <text:p text:style-name="P1">d1</text:p>
          </draw:text-box>
        </draw:frame>
        <draw:frame draw:style-name="gr3" draw:text-style-name="P2" draw:layer="layout" svg:width="1.746cm" svg:height="0.941cm" svg:x="4.067cm" svg:y="6.924cm">
          <draw:text-box>
            <text:p text:style-name="P1">d1</text:p>
          </draw:text-box>
        </draw:frame>
        <draw:line draw:style-name="gr4" draw:text-style-name="P3" draw:layer="layout" svg:x1="2.012cm" svg:y1="6.997cm" svg:x2="12.002cm" svg:y2="7.072cm">
          <text:p/>
        </draw:line>
        <draw:custom-shape draw:style-name="gr5" draw:text-style-name="P4" draw:layer="layout" svg:width="0.631cm" svg:height="1.115cm" svg:x="12.078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73cm" svg:height="0.383cm" svg:x="11.905cm" svg:y="7.0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8.132cm" svg:height="7.983cm" svg:x="2.942cm" svg:y="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8.058cm" svg:height="3.861cm" svg:x="3.015cm" svg:y="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988cm" svg:y1="2.133cm" svg:x2="6.951cm" svg:y2="12.085cm">
          <text:p/>
        </draw:line>
        <draw:line draw:style-name="gr4" draw:text-style-name="P3" draw:layer="layout" svg:x1="3.981cm" svg:y1="9.857cm" svg:x2="9.885cm" svg:y2="4.361cm">
          <text:p/>
        </draw:line>
        <draw:line draw:style-name="gr4" draw:text-style-name="P3" draw:layer="layout" svg:x1="3.981cm" svg:y1="4.361cm" svg:x2="9.885cm" svg:y2="9.857cm">
          <text:p/>
        </draw:line>
        <draw:line draw:style-name="gr9" draw:text-style-name="P3" draw:layer="layout" svg:x1="3.981cm" svg:y1="4.435cm" svg:x2="4.018cm" svg:y2="9.894cm">
          <text:p/>
        </draw:line>
        <draw:line draw:style-name="gr9" draw:text-style-name="P3" draw:layer="layout" svg:x1="9.882cm" svg:y1="4.4cm" svg:x2="9.919cm" svg:y2="9.859cm">
          <text:p/>
        </draw:line>
        <draw:line draw:style-name="gr9" draw:text-style-name="P3" draw:layer="layout" svg:x1="6.953cm" svg:y1="3.122cm" svg:x2="6.951cm" svg:y2="11.156cm">
          <text:p/>
        </draw:line>
        <draw:frame draw:style-name="gr10" draw:text-style-name="P9" draw:layer="layout" svg:width="0.518cm" svg:height="0.725cm" svg:x="6.9cm" svg:y="1.534cm">
          <draw:text-box>
            <text:p text:style-name="P8">y</text:p>
          </draw:text-box>
        </draw:frame>
        <draw:frame draw:style-name="gr10" draw:text-style-name="P9" draw:layer="layout" svg:width="0.518cm" svg:height="0.725cm" svg:x="11.61cm" svg:y="6.117cm">
          <draw:text-box>
            <text:p text:style-name="P8">x</text:p>
          </draw:text-box>
        </draw:frame>
        <draw:line draw:style-name="gr11" draw:text-style-name="P3" draw:layer="layout" svg:x1="6.964cm" svg:y1="11.144cm" svg:x2="9.948cm" svg:y2="9.863cm">
          <text:p/>
        </draw:line>
        <draw:line draw:style-name="gr11" draw:text-style-name="P3" draw:layer="layout" svg:x1="3.99cm" svg:y1="9.863cm" svg:x2="6.932cm" svg:y2="11.144cm">
          <text:p/>
        </draw:line>
        <draw:line draw:style-name="gr11" draw:text-style-name="P3" draw:layer="layout" svg:x1="6.911cm" svg:y1="3.144cm" svg:x2="9.875cm" svg:y2="4.424cm">
          <text:p/>
        </draw:line>
        <draw:line draw:style-name="gr11" draw:text-style-name="P3" draw:layer="layout" svg:x1="3.969cm" svg:y1="4.456cm" svg:x2="6.943cm" svg:y2="3.154cm">
          <text:p/>
        </draw:line>
        <draw:line draw:style-name="gr9" draw:text-style-name="P3" draw:layer="layout" svg:x1="11.102cm" svg:y1="7.049cm" svg:x2="9.948cm" svg:y2="9.853cm">
          <text:p/>
        </draw:line>
        <draw:line draw:style-name="gr11" draw:text-style-name="P3" draw:layer="layout" svg:x1="4.011cm" svg:y1="9.874cm" svg:x2="2.921cm" svg:y2="6.974cm">
          <text:p/>
        </draw:line>
        <draw:line draw:style-name="gr9" draw:text-style-name="P3" draw:layer="layout" svg:x1="3.99cm" svg:y1="4.424cm" svg:x2="2.931cm" svg:y2="7.017cm">
          <text:p/>
        </draw:line>
        <draw:line draw:style-name="gr12" draw:text-style-name="P3" draw:layer="layout" svg:x1="9.895cm" svg:y1="4.392cm" svg:x2="11.07cm" svg:y2="7.027cm">
          <text:p/>
        </draw:line>
        <draw:frame draw:style-name="gr13" draw:text-style-name="P11" draw:layer="layout" svg:width="1.143cm" svg:height="0.962cm" svg:x="2.16cm" svg:y="6.169cm">
          <draw:text-box>
            <text:p text:style-name="P10">A</text:p>
          </draw:text-box>
        </draw:frame>
        <draw:frame draw:style-name="gr14" draw:text-style-name="P11" draw:layer="layout" svg:width="0.466cm" svg:height="0.962cm" svg:x="5.271cm" svg:y="3.556cm">
          <draw:text-box>
            <text:p text:style-name="P10">s</text:p>
          </draw:text-box>
        </draw:frame>
        <draw:frame draw:style-name="gr13" draw:text-style-name="P11" draw:layer="layout" svg:width="1.143cm" svg:height="0.962cm" svg:x="3.219cm" svg:y="3.682cm">
          <draw:text-box>
            <text:p text:style-name="P10">B</text:p>
          </draw:text-box>
        </draw:frame>
        <draw:frame draw:style-name="gr13" draw:text-style-name="P11" draw:layer="layout" svg:width="1.143cm" svg:height="0.962cm" svg:x="6.882cm" svg:y="2.306cm">
          <draw:text-box>
            <text:p text:style-name="P10">C</text:p>
          </draw:text-box>
        </draw:frame>
        <draw:frame draw:style-name="gr13" draw:text-style-name="P11" draw:layer="layout" svg:width="1.143cm" svg:height="0.962cm" svg:x="6.883cm" svg:y="2.306cm">
          <draw:text-box>
            <text:p text:style-name="P10">C</text:p>
          </draw:text-box>
        </draw:frame>
        <draw:frame draw:style-name="gr13" draw:text-style-name="P11" draw:layer="layout" svg:width="1.143cm" svg:height="0.962cm" svg:x="9.72cm" svg:y="3.63cm">
          <draw:text-box>
            <text:p text:style-name="P10">D</text:p>
          </draw:text-box>
        </draw:frame>
        <draw:frame draw:style-name="gr13" draw:text-style-name="P11" draw:layer="layout" svg:width="1.143cm" svg:height="0.962cm" svg:x="10.97cm" svg:y="7.069cm">
          <draw:text-box>
            <text:p text:style-name="P10">E</text:p>
          </draw:text-box>
        </draw:frame>
        <draw:frame draw:style-name="gr13" draw:text-style-name="P11" draw:layer="layout" svg:width="1.143cm" svg:height="0.962cm" svg:x="9.913cm" svg:y="9.863cm">
          <draw:text-box>
            <text:p text:style-name="P10">F</text:p>
          </draw:text-box>
        </draw:frame>
        <draw:frame draw:style-name="gr13" draw:text-style-name="P11" draw:layer="layout" svg:width="1.143cm" svg:height="0.962cm" svg:x="6.866cm" svg:y="11.197cm">
          <draw:text-box>
            <text:p text:style-name="P10">G</text:p>
          </draw:text-box>
        </draw:frame>
        <draw:frame draw:style-name="gr13" draw:text-style-name="P11" draw:layer="layout" svg:width="1.143cm" svg:height="0.962cm" svg:x="3.164cm" svg:y="9.905cm">
          <draw:text-box>
            <text:p text:style-name="P10">H</text:p>
          </draw:text-box>
        </draw:frame>
        <draw:line draw:style-name="gr15" draw:text-style-name="P3" draw:layer="layout" svg:x1="6.985cm" svg:y1="3.154cm" svg:x2="4cm" svg:y2="9.874cm">
          <text:p/>
        </draw:line>
        <draw:line draw:style-name="gr9" draw:text-style-name="P3" draw:layer="layout" svg:x1="9.906cm" svg:y1="4.402cm" svg:x2="6.922cm" svg:y2="11.133cm">
          <text:p/>
        </draw:line>
        <draw:line draw:style-name="gr16" draw:text-style-name="P3" draw:layer="layout" svg:x1="10.309cm" svg:y1="8.445cm" svg:x2="10.669cm" svg:y2="8.593cm">
          <text:p/>
        </draw:line>
        <draw:line draw:style-name="gr16" draw:text-style-name="P3" draw:layer="layout" svg:x1="10.287cm" svg:y1="8.572cm" svg:x2="10.647cm" svg:y2="8.72cm">
          <text:p/>
        </draw:line>
        <draw:line draw:style-name="gr16" draw:text-style-name="P3" draw:layer="layout" svg:x1="3.345cm" svg:y1="5.503cm" svg:x2="3.705cm" svg:y2="5.651cm">
          <text:p/>
        </draw:line>
        <draw:line draw:style-name="gr16" draw:text-style-name="P3" draw:layer="layout" svg:x1="3.323cm" svg:y1="5.63cm" svg:x2="3.683cm" svg:y2="5.778cm">
          <text:p/>
        </draw:line>
        <draw:line draw:style-name="gr16" draw:text-style-name="P3" draw:layer="layout" svg:x1="10.287cm" svg:y1="8.572cm" svg:x2="10.647cm" svg:y2="8.72cm">
          <text:p/>
        </draw:line>
        <draw:line draw:style-name="gr16" draw:text-style-name="P3" draw:layer="layout" svg:x1="6.096cm" svg:y1="4.53cm" svg:x2="6.456cm" svg:y2="4.678cm">
          <text:p/>
        </draw:line>
        <draw:line draw:style-name="gr16" draw:text-style-name="P3" draw:layer="layout" svg:x1="6.074cm" svg:y1="4.657cm" svg:x2="6.434cm" svg:y2="4.805cm">
          <text:p/>
        </draw:line>
        <draw:line draw:style-name="gr16" draw:text-style-name="P3" draw:layer="layout" svg:x1="6.074cm" svg:y1="4.657cm" svg:x2="6.434cm" svg:y2="4.805cm">
          <text:p/>
        </draw:line>
        <draw:line draw:style-name="gr16" draw:text-style-name="P3" draw:layer="layout" svg:x1="6.096cm" svg:y1="4.531cm" svg:x2="6.456cm" svg:y2="4.679cm">
          <text:p/>
        </draw:line>
        <draw:line draw:style-name="gr16" draw:text-style-name="P3" draw:layer="layout" svg:x1="6.074cm" svg:y1="4.658cm" svg:x2="6.434cm" svg:y2="4.806cm">
          <text:p/>
        </draw:line>
        <draw:line draw:style-name="gr16" draw:text-style-name="P3" draw:layer="layout" svg:x1="6.074cm" svg:y1="4.658cm" svg:x2="6.434cm" svg:y2="4.806cm">
          <text:p/>
        </draw:line>
        <draw:line draw:style-name="gr16" draw:text-style-name="P3" draw:layer="layout" svg:x1="8.362cm" svg:y1="7.366cm" svg:x2="8.722cm" svg:y2="7.514cm">
          <text:p/>
        </draw:line>
        <draw:line draw:style-name="gr16" draw:text-style-name="P3" draw:layer="layout" svg:x1="8.34cm" svg:y1="7.493cm" svg:x2="8.7cm" svg:y2="7.641cm">
          <text:p/>
        </draw:line>
        <draw:line draw:style-name="gr16" draw:text-style-name="P3" draw:layer="layout" svg:x1="8.34cm" svg:y1="7.493cm" svg:x2="8.7cm" svg:y2="7.641cm">
          <text:p/>
        </draw:line>
        <draw:frame draw:style-name="gr17" draw:text-style-name="P2" draw:layer="layout" svg:width="1.376cm" svg:height="1.313cm" svg:x="3.821cm" svg:y="7.566cm">
          <draw:text-box>
            <text:p text:style-name="P1">r1</text:p>
          </draw:text-box>
        </draw:frame>
        <draw:frame draw:style-name="gr18" draw:text-style-name="P11" draw:layer="layout" svg:width="1.376cm" svg:height="1.1cm" svg:x="10.118cm" svg:y="2.053cm">
          <draw:text-box>
            <text:p text:style-name="P10">r1</text:p>
          </draw:text-box>
        </draw:frame>
        <draw:frame draw:style-name="gr19" draw:text-style-name="P2" draw:layer="layout" svg:width="1.376cm" svg:height="0.725cm" svg:x="6.837cm" svg:y="4.412cm">
          <draw:text-box>
            <text:p text:style-name="P1">r2</text:p>
          </draw:text-box>
        </draw:frame>
        <draw:frame draw:style-name="gr18" draw:text-style-name="P2" draw:layer="layout" svg:width="1.376cm" svg:height="1.1cm" svg:x="6.838cm" svg:y="8.847cm">
          <draw:text-box>
            <text:p text:style-name="P1">r2</text:p>
          </draw:text-box>
        </draw:frame>
        <draw:frame draw:style-name="gr18" draw:text-style-name="P2" draw:layer="layout" svg:width="1.376cm" svg:height="1.1cm" svg:x="9.759cm" svg:y="5.694cm">
          <draw:text-box>
            <text:p text:style-name="P1">r1</text:p>
          </draw:text-box>
        </draw:frame>
        <draw:frame draw:style-name="gr18" draw:text-style-name="P2" draw:layer="layout" svg:width="1.376cm" svg:height="1.1cm" svg:x="9.76cm" svg:y="7.524cm">
          <draw:text-box>
            <text:p text:style-name="P1">r1</text:p>
          </draw:text-box>
        </draw:frame>
        <draw:frame draw:style-name="gr20" draw:text-style-name="P13" draw:layer="layout" svg:width="0.424cm" svg:height="0.725cm" svg:x="3.948cm" svg:y="6.372cm">
          <draw:text-box>
            <text:p text:style-name="P12">I</text:p>
          </draw:text-box>
        </draw:frame>
        <draw:frame draw:style-name="gr21" draw:text-style-name="P13" draw:layer="layout" svg:width="0.424cm" svg:height="0.898cm" svg:x="4.845cm" svg:y="6.393cm">
          <draw:text-box>
            <text:p text:style-name="P12">J</text:p>
          </draw:text-box>
        </draw:frame>
        <draw:frame draw:style-name="gr20" draw:text-style-name="P13" draw:layer="layout" svg:width="0.424cm" svg:height="0.725cm" svg:x="6.881cm" svg:y="6.424cm">
          <draw:text-box>
            <text:p text:style-name="P12">K</text:p>
          </draw:text-box>
        </draw:frame>
        <draw:frame draw:style-name="gr22" draw:text-style-name="P13" draw:layer="layout" svg:width="0.424cm" svg:height="0.725cm" svg:x="8.293cm" svg:y="6.425cm">
          <draw:text-box>
            <text:p text:style-name="P12">L</text:p>
          </draw:text-box>
        </draw:frame>
        <draw:frame draw:style-name="gr23" draw:text-style-name="P13" draw:layer="layout" svg:width="0.885cm" svg:height="0.725cm" svg:x="9.746cm" svg:y="6.433cm">
          <draw:text-box>
            <text:p text:style-name="P12">M</text:p>
          </draw:text-box>
        </draw:frame>
        <draw:line draw:style-name="gr9" draw:text-style-name="P3" draw:layer="layout" svg:x1="2.921cm" svg:y1="6.964cm" svg:x2="6.943cm" svg:y2="7.016cm">
          <text:p/>
        </draw:line>
        <draw:line draw:style-name="gr9" draw:text-style-name="P3" draw:layer="layout" svg:x1="5.292cm" svg:y1="6.953cm" svg:x2="3.979cm" svg:y2="9.884cm">
          <text:p/>
        </draw:line>
        <draw:frame draw:style-name="gr24" draw:text-style-name="P2" draw:layer="layout" svg:width="1.026cm" svg:height="1.364cm" svg:x="3.822cm" svg:y="5.557cm">
          <draw:text-box>
            <text:p text:style-name="P1">r1</text:p>
          </draw:text-box>
        </draw:frame>
        <draw:line draw:style-name="gr9" draw:text-style-name="P3" draw:layer="layout" svg:x1="6.953cm" svg:y1="3.164cm" svg:x2="5.281cm" svg:y2="7.006cm">
          <text:p/>
        </draw:line>
        <draw:line draw:style-name="gr9" draw:text-style-name="P3" draw:layer="layout" svg:x1="6.964cm" svg:y1="3.185cm" svg:x2="6.953cm" svg:y2="7.006cm">
          <text:p/>
        </draw:line>
        <draw:custom-shape draw:style-name="gr25" draw:text-style-name="P6" draw:layer="layout" svg:width="0.201cm" svg:height="0.254cm" svg:x="3.768cm" svg:y="6.7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01cm" svg:height="0.254cm" svg:x="3.768cm" svg:y="6.7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01cm" svg:height="0.254cm" svg:x="6.742cm" svg:y="6.7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01cm" svg:height="0.254cm" svg:x="4.043cm" svg:y="6.975cm">
          <text:p/>
          <draw:enhanced-geometry svg:viewBox="0 0 21600 21600" draw:type="rectangle" draw:enhanced-path="M 0 0 L 21600 0 21600 21600 0 21600 0 0 Z N"/>
        </draw:custom-shape>
        <draw:path draw:style-name="gr27" draw:text-style-name="P3" draw:layer="layout" svg:width="0.287cm" svg:height="0.231cm" draw:transform="rotate (-0.349763982099664) translate (3.058cm 6.646cm)" svg:viewBox="0 0 288 232" svg:d="M0 0c248 0 288 232 288 232">
          <text:p/>
        </draw:path>
        <draw:path draw:style-name="gr27" draw:text-style-name="P3" draw:layer="layout" svg:width="0.287cm" svg:height="0.231cm" draw:transform="rotate (-0.349763982099664) translate (3.058cm 6.647cm)" svg:viewBox="0 0 288 232" svg:d="M0 0c248 0 288 232 288 232">
          <text:p/>
        </draw:path>
        <draw:path draw:style-name="gr27" draw:text-style-name="P3" draw:layer="layout" svg:width="0.287cm" svg:height="0.231cm" draw:transform="rotate (-0.349763982099664) translate (5.376cm 6.675cm)" svg:viewBox="0 0 288 232" svg:d="M0 0c248 0 288 232 288 232">
          <text:p/>
        </draw:path>
        <draw:path draw:style-name="gr27" draw:text-style-name="P3" draw:layer="layout" svg:width="0.304cm" svg:height="0.216cm" draw:transform="rotate (-1.68773338667852) translate (5.15755648521189cm 7.03132206728813cm)" svg:viewBox="0 0 305 217" svg:d="M0 217c266 0 305-217 305-217">
          <text:p/>
        </draw:path>
        <draw:line draw:style-name="gr9" draw:text-style-name="P3" draw:layer="layout" svg:x1="2.921cm" svg:y1="6.964cm" svg:x2="6.943cm" svg:y2="7.016cm">
          <text:p/>
        </draw:line>
        <draw:line draw:style-name="gr12" draw:text-style-name="P3" draw:layer="layout" svg:x1="2.921cm" svg:y1="6.964cm" svg:x2="11.07cm" svg:y2="7.049cm">
          <text:p/>
        </draw:line>
        <draw:frame draw:style-name="gr1" draw:text-style-name="P2" draw:layer="layout" svg:width="1.101cm" svg:height="1.199cm" svg:x="5.588cm" svg:y="6.91cm">
          <draw:text-box>
            <text:p text:style-name="P1">d2</text:p>
          </draw:text-box>
        </draw:frame>
        <draw:frame draw:style-name="gr1" draw:text-style-name="P2" draw:layer="layout" svg:width="1.101cm" svg:height="1.199cm" svg:x="8.829cm" svg:y="6.943cm">
          <draw:text-box>
            <text:p text:style-name="P1">d1</text:p>
          </draw:text-box>
        </draw:frame>
        <draw:line draw:style-name="gr9" draw:text-style-name="P3" draw:layer="layout" svg:x1="6.943cm" svg:y1="11.134cm" svg:x2="8.742cm" svg:y2="7.028cm">
          <text:p/>
        </draw:line>
        <draw:custom-shape draw:style-name="gr26" draw:text-style-name="P6" draw:layer="layout" svg:width="0.201cm" svg:height="0.254cm" svg:x="6.742cm" svg:y="6.7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01cm" svg:height="0.254cm" svg:x="6.932cm" svg:y="7.028cm">
          <text:p/>
          <draw:enhanced-geometry svg:viewBox="0 0 21600 21600" draw:type="rectangle" draw:enhanced-path="M 0 0 L 21600 0 21600 21600 0 21600 0 0 Z N"/>
        </draw:custom-shape>
        <draw:path draw:style-name="gr27" draw:text-style-name="P3" draw:layer="layout" svg:width="0.304cm" svg:height="0.216cm" draw:transform="rotate (-1.68773338667852) translate (5.15855648521189cm 7.03132206728813cm)" svg:viewBox="0 0 305 217" svg:d="M0 217c266 0 305-217 305-217">
          <text:p/>
        </draw:path>
        <draw:path draw:style-name="gr27" draw:text-style-name="P3" draw:layer="layout" svg:width="0.304cm" svg:height="0.216cm" draw:transform="rotate (-1.68773338667852) translate (5.15955648521189cm 7.03132206728813cm)" svg:viewBox="0 0 305 217" svg:d="M0 217c266 0 305-217 305-217">
          <text:p/>
        </draw:path>
        <draw:path draw:style-name="gr27" draw:text-style-name="P3" draw:layer="layout" svg:width="0.304cm" svg:height="0.216cm" draw:transform="rotate (-1.68773338667852) translate (5.16055648521189cm 7.03132206728813cm)" svg:viewBox="0 0 305 217" svg:d="M0 217c266 0 305-217 305-217">
          <text:p/>
        </draw:path>
        <draw:path draw:style-name="gr27" draw:text-style-name="P3" draw:layer="layout" svg:width="0.304cm" svg:height="0.216cm" draw:transform="rotate (-1.68773338667852) translate (8.65355648521189cm 7.02632206728813cm)" svg:viewBox="0 0 305 217" svg:d="M0 217c266 0 305-217 305-217">
          <text:p/>
        </draw:path>
        <draw:path draw:style-name="gr27" draw:text-style-name="P3" draw:layer="layout" svg:width="0.287cm" svg:height="0.231cm" draw:transform="rotate (-0.349763982099664) translate (8.773cm 6.771cm)" svg:viewBox="0 0 288 232" svg:d="M0 0c248 0 288 232 288 232">
          <text:p/>
        </draw:path>
        <draw:frame draw:style-name="gr1" draw:text-style-name="P2" draw:layer="layout" svg:width="1.101cm" svg:height="1.199cm" svg:x="10.052cm" svg:y="6.934cm">
          <draw:text-box>
            <text:p text:style-name="P1">d1</text:p>
          </draw:text-box>
        </draw:frame>
        <draw:path draw:style-name="gr27" draw:text-style-name="P3" draw:layer="layout" svg:width="0.304cm" svg:height="0.216cm" draw:transform="rotate (-1.68773338667852) translate (5.15955648521189cm 7.03132206728813cm)" svg:viewBox="0 0 305 217" svg:d="M0 217c266 0 305-217 305-217">
          <text:p/>
        </draw:path>
        <draw:path draw:style-name="gr27" draw:text-style-name="P3" draw:layer="layout" svg:width="0.304cm" svg:height="0.216cm" draw:transform="rotate (-1.68773338667852) translate (11.0335564852119cm 7.04832206728813cm)" svg:viewBox="0 0 305 217" svg:d="M0 217c266 0 305-217 305-217">
          <text:p/>
        </draw:path>
        <draw:custom-shape draw:style-name="gr26" draw:text-style-name="P6" draw:layer="layout" svg:width="0.201cm" svg:height="0.254cm" svg:x="9.652cm" svg:y="6.76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01cm" svg:height="0.254cm" svg:x="9.652cm" svg:y="6.76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01cm" svg:height="0.254cm" svg:x="9.927cm" svg:y="7.09cm">
          <text:p/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2.963cm" svg:y1="6.975cm" svg:x2="9.916cm" svg:y2="4.413cm">
          <text:p/>
        </draw:line>
        <draw:line draw:style-name="gr12" draw:text-style-name="P3" draw:layer="layout" svg:x1="9.769cm" svg:y1="4.446cm" svg:x2="9.842cm" svg:y2="4.636cm">
          <text:p/>
        </draw:line>
        <draw:line draw:style-name="gr28" draw:text-style-name="P3" draw:layer="layout" svg:x1="9.811cm" svg:y1="4.593cm" svg:x2="9.991cm" svg:y2="4.561cm">
          <text:p/>
        </draw:line>
        <draw:path draw:style-name="gr16" draw:text-style-name="P3" draw:layer="layout" svg:width="0.284cm" svg:height="0.118cm" draw:transform="rotate (1.42698119643056) translate (10.8049999993879cm 7.04899999991137cm)" svg:viewBox="0 0 285 119" svg:d="M0 0c300 0 285 119 285 11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2T18:49:18.885000000</meta:creation-date>
    <dc:date>2024-03-03T21:10:08.486000000</dc:date>
    <meta:editing-duration>PT15H2M11S</meta:editing-duration>
    <meta:editing-cycles>4</meta:editing-cycles>
    <meta:generator>LibreOffice/7.6.4.1$Windows_X86_64 LibreOffice_project/e19e193f88cd6c0525a17fb7a176ed8e6a3e2aa1</meta:generator>
    <meta:document-statistic meta:object-count="96"/>
  </office:meta>
</office:document-meta>
</file>